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0.1cm" svg:y="1.37cm">
          <text:p text:style-name="P1"><text:span text:style-name="T1">Lis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37cm" svg:y1="0.735cm" svg:x2="1.37cm" svg:y2="1.37cm">
          <text:p/>
        </draw:line>
        <draw:line draw:style-name="gr2" draw:text-style-name="P3" draw:layer="layout" svg:x1="4.545cm" svg:y1="0.735cm" svg:x2="4.545cm" svg:y2="1.37cm">
          <text:p/>
        </draw:line>
        <draw:custom-shape draw:style-name="gr1" draw:text-style-name="P2" draw:layer="layout" svg:width="2.54cm" svg:height="0.635cm" svg:x="3.275cm" svg:y="1.37cm">
          <text:p text:style-name="P1"><text:span text:style-name="T1">Mess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6.45cm" svg:y="1.37cm">
          <text:p text:style-name="P1"><text:span text:style-name="T1">Metho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2cm" svg:y1="0.735cm" svg:x2="7.72cm" svg:y2="1.37cm">
          <text:p/>
        </draw:line>
        <draw:custom-shape draw:style-name="gr1" draw:text-style-name="P2" draw:layer="layout" svg:width="2.54cm" svg:height="0.635cm" svg:x="9.625cm" svg:y="1.37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895cm" svg:y1="0.735cm" svg:x2="10.895cm" svg:y2="1.37cm">
          <text:p/>
        </draw:line>
        <draw:custom-shape draw:style-name="gr1" draw:text-style-name="P2" draw:layer="layout" svg:width="3.175cm" svg:height="0.635cm" svg:x="12.8cm" svg:y="1.37cm">
          <text:p text:style-name="P1"><text:span text:style-name="T1">MutableBuff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07cm" svg:y1="0.735cm" svg:x2="14.07cm" svg:y2="1.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08cm" fo:page-height="2.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7-02T12:47:51</meta:creation-date>
    <dc:creator>Jean Louis Faucher</dc:creator>
    <dc:date>2009-12-12T23:23:41.25</dc:date>
    <dc:language>en-US</dc:language>
    <meta:editing-cycles>5</meta:editing-cycles>
    <meta:editing-duration>PT00H06M56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